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3.401cm" style:rel-column-width="13107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a1.E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d05" officeooo:paragraph-rsid="0005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0bb" officeooo:paragraph-rsid="00067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0bb" officeooo:paragraph-rsid="0006e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d05" officeooo:paragraph-rsid="0005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ebc7" officeooo:paragraph-rsid="0006e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05ad05"/>
    </style:style>
    <style:style style:name="P9" style:family="paragraph" style:parent-style-name="Heading_20_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d05" officeooo:paragraph-rsid="0005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a7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e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80" style:text-outline="false" style:text-line-through-style="none" style:text-line-through-type="none" style:font-name="Liberation Serif" fo:font-size="12pt" fo:language="zxx" fo:country="none" fo:font-style="normal" fo:text-shadow="none" style:text-underline-style="solid" style:text-underline-width="auto" style:text-underline-color="font-color" fo:font-weight="normal" officeooo:rsid="0005ad0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Liberation Serif" fo:font-size="12pt" fo:language="zxx" fo:country="none" fo:font-style="normal" fo:text-shadow="none" style:text-underline-style="solid" style:text-underline-width="auto" style:text-underline-color="font-color" fo:font-weight="normal" officeooo:rsid="0006ebc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0" style:family="text">
      <style:text-properties officeooo:rsid="0006ebc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.3. Investiga acerca de los precios y características de periféricos como teclado, ratón con lector de huella, o lector de huella USB, así como el software compatible con ellos. Realiza una tabl<text:span text:style-name="T1">a </text:span>resumen.</text:p>
      <text:p text:style-name="P1"/>
      <table:table table:name="Tabla1" table:style-name="Tabla1" table:template-name="Estilo predeterminado">
        <table:table-column table:style-name="Tabla1.A" table:number-columns-repeated="5"/>
        <table:table-row table:style-name="Tabla1.1">
          <table:table-cell table:style-name="Tabla1.A1" office:value-type="string">
            <text:p text:style-name="P2">Producto</text:p>
          </table:table-cell>
          <table:table-cell table:style-name="Tabla1.A1" office:value-type="string">
            <text:p text:style-name="P2">Precio</text:p>
          </table:table-cell>
          <table:table-cell table:style-name="Tabla1.A1" office:value-type="string">
            <text:p text:style-name="P2">Características</text:p>
          </table:table-cell>
          <table:table-cell table:style-name="Tabla1.A1" office:value-type="string">
            <text:p text:style-name="P2">URLs</text:p>
          </table:table-cell>
          <table:table-cell table:style-name="Tabla1.E1" office:value-type="string">
            <text:p text:style-name="P2">Software</text:p>
          </table:table-cell>
        </table:table-row>
        <table:table-row table:style-name="Tabla1.1">
          <table:table-cell table:style-name="Tabla1.A2" office:value-type="string">
            <text:h text:style-name="P9" text:outline-level="1"><text:span text:style-name="Strong_20_Emphasis"><text:span text:style-name="T5">Lenovo Fingerprint Teclado USB Con Lector De Huella Dáctilar</text:span></text:span></text:h>
            <text:p text:style-name="P2"/>
          </table:table-cell>
          <table:table-cell table:style-name="Tabla1.A2" office:value-type="string">
            <text:p text:style-name="P3">17,95€</text:p>
          </table:table-cell>
          <table:table-cell table:style-name="Tabla1.A2" office:value-type="string">
            <text:p text:style-name="P3">Sensor de huellas dactilares integrado</text:p>
            <text:p text:style-name="P3">Software configurable</text:p>
            <text:p text:style-name="P3">105 botones</text:p>
          </table:table-cell>
          <table:table-cell table:style-name="Tabla1.A2" office:value-type="string">
            <text:p text:style-name="P2"><text:a xlink:type="simple" xlink:href="file:///media/alumno/FMOL107/2SMRA/Seguridad%20Informática/Actividades/2.1.3/Lenovo%20Fingerprint%20Teclado%20USB%20Con%20Lector%20De%20Huella%20Dáctilar" text:style-name="Internet_20_link" text:visited-style-name="Visited_20_Internet_20_Link">https://www.pccomponentes.com/lenovo-fingerprint-teclado-usb-con-lector-de-huella-dactilar</text:a></text:p>
          </table:table-cell>
          <table:table-cell table:style-name="Tabla1.E2" office:value-type="string">
            <text:p text:style-name="P3"><text:a xlink:type="simple" xlink:href="https://support.lenovo.com/us/en/solutions/migr-58714" text:style-name="Internet_20_link" text:visited-style-name="Visited_20_Internet_20_Link">https://support.lenovo.com/us/en/solutions/migr-58714</text:a></text:p>
            <text:p text:style-name="P3"/>
          </table:table-cell>
        </table:table-row>
        <table:table-row table:style-name="Tabla1.1">
          <table:table-cell table:style-name="Tabla1.A2" office:value-type="string">
            <text:h text:style-name="P9" text:outline-level="1"><text:bookmark text:name="title"/><text:bookmark text:name="productTitle"/>Benss Lector de Huellas Digitales, Mini USB Fingerprint </text:h>
          </table:table-cell>
          <table:table-cell table:style-name="Tabla1.A2" office:value-type="string">
            <text:p text:style-name="P3">24,99€</text:p>
          </table:table-cell>
          <table:table-cell table:style-name="Tabla1.A2" office:value-type="string">
            <text:p text:style-name="P3">Soporta hasta 10 huellas</text:p>
            <text:p text:style-name="P3">Solo compatible con Windows</text:p>
            <text:p text:style-name="P4"><text:span text:style-name="T10">No necesita drivers</text:span></text:p>
          </table:table-cell>
          <table:table-cell table:style-name="Tabla1.A2" office:value-type="string">
            <text:p text:style-name="P6"><text:a xlink:type="simple" xlink:href="https://www.amazon.es/Benss-Fingerprint-controlador-computadora-certificación/dp/B07MX8551M/ref=sr_1_8?adgrpid=56233852476&amp;gclid=EAIaIQobChMIx6Giut__5AIVRtTeCh39uQEKEAAYASAAEgKDivD_BwE&amp;hvadid=275313322485&amp;hvdev=c&amp;hvlocphy=20267&amp;hvnetw=g&amp;hvpos=1t1&amp;hvqmt=b&amp;hvrand=17681651735301027535&amp;hvtargid=kwd-357357285549&amp;hydadcr=28226_1809728&amp;keywords=usb+huella+dactilar&amp;qid=1570093883&amp;sr=8-8" text:style-name="Internet_20_link" text:visited-style-name="Visited_20_Internet_20_Link"><text:span text:style-name="T8">Benss Lector de Huellas Digitales</text:span></text:a></text:p>
          </table:table-cell>
          <table:table-cell table:style-name="Tabla1.E2" office:value-type="string">
            <text:p text:style-name="P3"/>
          </table:table-cell>
        </table:table-row>
        <table:table-row table:style-name="Tabla1.1">
          <table:table-cell table:style-name="Tabla1.A4" office:value-type="string">
            <text:h text:style-name="P9" text:outline-level="1"><text:bookmark text:name="title2"/><text:bookmark text:name="productTitle2"/>Ratón Optico Fingerprint Mouse Lector de Huellas</text:h>
          </table:table-cell>
          <table:table-cell table:style-name="Tabla1.A4" office:value-type="string">
            <text:p text:style-name="P7">42,65€</text:p>
          </table:table-cell>
          <table:table-cell table:style-name="Tabla1.A4" office:value-type="string">
            <text:p text:style-name="P4"><text:span text:style-name="T10">S</text:span>oporta hasta <text:span text:style-name="T10">5</text:span> huellas</text:p>
            <text:p text:style-name="P4"><text:span text:style-name="T10">Solo compatible con Windows</text:span></text:p>
            <text:p text:style-name="P4"><text:span text:style-name="T10"><text:s/></text:span></text:p>
            <text:p text:style-name="P4"><text:span text:style-name="T10">No necesita drivers</text:span><text:line-break/></text:p>
          </table:table-cell>
          <table:table-cell table:style-name="Tabla1.A4" office:value-type="string">
            <text:p text:style-name="P8"><text:a xlink:type="simple" xlink:href="https://www.amazon.es/Optico-Fingerprint-Lector-Huellas-Windows/dp/B07HDVCFY6/ref=sr_1_1?keywords=raton+con+lector+huellas+dactilares&amp;qid=1570094395&amp;sr=8-1" text:style-name="Internet_20_link" text:visited-style-name="Visited_20_Internet_20_Link"><text:span text:style-name="T9">Ratón Optico Fingerprint Mouse Lector de Huellas</text:span></text:a></text:p>
          </table:table-cell>
          <table:table-cell table:style-name="Tabla1.E4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19 </meta:initial-creator>
    <meta:creation-date>2019-10-01T08:54:56.221330147</meta:creation-date>
    <dc:date>2019-10-03T11:22:06.070817161</dc:date>
    <dc:creator>I116-19 </dc:creator>
    <meta:editing-duration>PT29M44S</meta:editing-duration>
    <meta:editing-cycles>4</meta:editing-cycles>
    <meta:generator>LibreOffice/6.0.2.1.0$Linux_X86_64 LibreOffice_project/00m0$Build-1</meta:generator>
    <meta:document-statistic meta:table-count="1" meta:image-count="0" meta:object-count="0" meta:page-count="1" meta:paragraph-count="26" meta:word-count="110" meta:character-count="865" meta:non-whitespace-character-count="777"/>
  </office:meta>
</office:document-meta>
</file>